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name="T2" style:parent-style-name="DefaultParagraphFont" style:family="text">
      <style:text-properties fo:font-weight="bold" style:font-weight-asian="bold" style:font-weight-complex="bold" fo:background-color="#FFFF00"/>
    </style:style>
    <style:style style:name="T3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Drupal 7<text:s/></text:p>
      <text:p text:style-name="Normal"><text:span text:style-name="T2">drupal_get_path_alias()</text:span><text:span text:style-name="T3">:</text:span><text:s/>Questa funzione prende un percorso interno, come node/123, e restituisce l'alias dell'URL parlante configurato per quel nod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11-11T14:36:00Z</meta:creation-date>
    <dc:date>2024-11-25T11:23:00Z</dc:date>
    <meta:template xlink:href="Normal.dotm" xlink:type="simple"/>
    <meta:editing-cycles>2</meta:editing-cycles>
    <meta:editing-duration>PT63000S</meta:editing-duration>
    <meta:document-statistic meta:page-count="1" meta:paragraph-count="1" meta:word-count="24" meta:character-count="160" meta:row-count="1" meta:non-whitespace-character-count="137"/>
  </office:meta>
</office:document-meta>
</file>